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6.498cm"/>
    </style:style>
    <style:style style:name="co6" style:family="table-column">
      <style:table-column-properties fo:break-before="auto" style:column-width="4.223cm"/>
    </style:style>
    <style:style style:name="co7" style:family="table-column">
      <style:table-column-properties fo:break-before="auto" style:column-width="6.664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4.417cm"/>
    </style:style>
    <style:style style:name="co10" style:family="table-column">
      <style:table-column-properties fo:break-before="auto" style:column-width="6.165cm"/>
    </style:style>
    <style:style style:name="co11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1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2" style:family="table-cell" style:parent-style-name="Default">
      <style:table-cell-properties fo:border-bottom="0.002cm solid #000000" fo:background-color="#66cc00" fo:border-left="0.002cm solid #000000" fo:border-right="0.002cm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66cc00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808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テーブル一覧" table:style-name="ta1" table:print="false">
        <table:table-column table:style-name="co1" table:default-cell-style-name="ce3"/>
        <table:table-column table:style-name="co2" table:number-columns-repeated="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データテーブル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1">
          <table:table-cell table:style-name="ce2"/>
          <table:table-cell table:style-name="ce3" office:value-type="string">
            <text:p>日本語名</text:p>
          </table:table-cell>
          <table:table-cell table:style-name="ce3" office:value-type="string">
            <text:p>テーブル名</text:p>
          </table:table-cell>
          <table:table-cell table:number-columns-repeated="2"/>
        </table:table-row>
        <table:table-row table:style-name="ro1">
          <table:table-cell table:formula="of:=ROW()-2" office:value-type="float" office:value="1">
            <text:p>1</text:p>
          </table:table-cell>
          <table:table-cell office:value-type="string">
            <text:p>人員テーブル</text:p>
          </table:table-cell>
          <table:table-cell office:value-type="string">
            <text:p>dcji01</text:p>
          </table:table-cell>
          <table:table-cell table:number-columns-repeated="2"/>
        </table:table-row>
        <table:table-row table:style-name="ro1">
          <table:table-cell table:formula="of:=ROW()-2" office:value-type="float" office:value="2">
            <text:p>2</text:p>
          </table:table-cell>
          <table:table-cell office:value-type="string">
            <text:p>部署テーブル</text:p>
          </table:table-cell>
          <table:table-cell office:value-type="string">
            <text:p>dcbs01</text:p>
          </table:table-cell>
          <table:table-cell/>
          <table:table-cell table:style-name="ce6"/>
        </table:table-row>
        <table:table-row table:style-name="ro1">
          <table:table-cell table:formula="of:=ROW()-2" office:value-type="float" office:value="3">
            <text:p>3</text:p>
          </table:table-cell>
          <table:table-cell office:value-type="string">
            <text:p>配備テーブル</text:p>
          </table:table-cell>
          <table:table-cell office:value-type="string">
            <text:p>dc0001</text:p>
          </table:table-cell>
          <table:table-cell table:number-columns-repeated="2"/>
        </table:table-row>
        <table:table-row table:style-name="ro1">
          <table:table-cell table:formula="of:=ROW()-2" office:value-type="float" office:value="4">
            <text:p>4</text:p>
          </table:table-cell>
          <table:table-cell office:value-type="string">
            <text:p>階層テーブル</text:p>
          </table:table-cell>
          <table:table-cell office:value-type="string">
            <text:p>dacm01</text:p>
          </table:table-cell>
          <table:table-cell table:number-columns-repeated="2"/>
        </table:table-row>
        <table:table-row table:style-name="ro1">
          <table:table-cell table:formula="of:=ROW()-2" office:value-type="float" office:value="5">
            <text:p>5</text:p>
          </table:table-cell>
          <table:table-cell office:value-type="string">
            <text:p>投影テーブル</text:p>
          </table:table-cell>
          <table:table-cell office:value-type="string">
            <office:annotation office:display="true" draw:style-name="gr1" draw:text-style-name="P2" svg:width="2.899cm" svg:height="2.008cm" svg:x="7.949cm" svg:y="1.213cm" draw:caption-point-x="-0.61cm" draw:caption-point-y="1.506cm">
              <dc:date>2021-07-20T00:00:00</dc:date>
              <text:p text:style-name="P1"><text:span text:style-name="T1">コード命名規約に当てはまりそうなものが無かったので</text:span><text:span text:style-name="T1">t(</text:span><text:span text:style-name="T1">投</text:span><text:span text:style-name="T1">)a(</text:span><text:span text:style-name="T1">影</text:span><text:span text:style-name="T1">)</text:span><text:span text:style-name="T1">として仮設定しました。</text:span></text:p>
            </office:annotation>
            <text:p>dcta01</text:p>
          </table:table-cell>
          <table:table-cell table:number-columns-repeated="2"/>
        </table:table-row>
        <table:table-row table:style-name="ro1">
          <table:table-cell table:formula="of:=ROW()-2" office:value-type="float" office:value="6">
            <text:p>6</text:p>
          </table:table-cell>
          <table:table-cell office:value-type="string">
            <text:p>ログテーブル</text:p>
          </table:table-cell>
          <table:table-cell office:value-type="string">
            <text:p>dclg01</text:p>
          </table:table-cell>
          <table:table-cell table:number-columns-repeated="2"/>
        </table:table-row>
        <table:table-row table:style-name="ro1">
          <table:table-cell table:formula="of:=ROW()-2" office:value-type="float" office:value="7">
            <text:p>7</text:p>
          </table:table-cell>
          <table:table-cell table:number-columns-repeated="4"/>
        </table:table-row>
      </table:table>
      <table:table table:name="人員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3]" office:value-type="string" office:string-value="人員テーブル">
            <text:p>人員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3]" office:value-type="string" office:string-value="dcji01">
            <text:p>dcji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メールアドレス</text:p>
          </table:table-cell>
          <table:covered-table-cell/>
          <table:table-cell office:value-type="string" table:number-columns-spanned="2" table:number-rows-spanned="1">
            <text:p>email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ログイン時のIDにもなる</text:p>
          </table:table-cell>
        </table:table-row>
        <table:table-row table:style-name="ro2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パスワード</text:p>
          </table:table-cell>
          <table:covered-table-cell/>
          <table:table-cell office:value-type="string" table:number-columns-spanned="2" table:number-rows-spanned="1">
            <text:p>password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hash暗号化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パスワード更新日</text:p>
          </table:table-cell>
          <table:covered-table-cell/>
          <table:table-cell office:value-type="string" table:number-columns-spanned="2" table:number-rows-spanned="1">
            <text:p>password_update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2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人員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3.コード設計コード一覧の人員状態参照</text:p>
          </table:table-cell>
        </table:table-row>
        <table:table-row table:style-name="ro2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11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IDと同じ</text:p>
          </table:table-cell>
        </table:table-row>
        <table:table-row table:style-name="ro2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ログイン権限</text:p>
          </table:table-cell>
          <table:covered-table-cell/>
          <table:table-cell table:style-name="ce11" office:value-type="string" table:number-columns-spanned="2" table:number-rows-spanned="1">
            <text:p>login_authority</text:p>
          </table:table-cell>
          <table:covered-table-cell/>
          <table:table-cell table:style-name="ce11" office:value-type="string">
            <text:p>boolean</text:p>
          </table:table-cell>
          <table:table-cell table:number-columns-repeated="3"/>
          <table:table-cell office:value-type="string">
            <text:p>0:権限無　1:権限有</text:p>
          </table:table-cell>
        </table:table-row>
        <table:table-row table:style-name="ro2">
          <table:table-cell table:formula="of:=ROW()-6" office:value-type="float" office:value="9">
            <text:p>9</text:p>
          </table:table-cell>
          <table:table-cell office:value-type="string" table:number-columns-spanned="2" table:number-rows-spanned="1">
            <text:p>システム管理者</text:p>
          </table:table-cell>
          <table:covered-table-cell/>
          <table:table-cell table:style-name="ce11" office:value-type="string" table:number-columns-spanned="2" table:number-rows-spanned="1">
            <text:p>system_management</text:p>
          </table:table-cell>
          <table:covered-table-cell/>
          <table:table-cell table:style-name="ce11" office:value-type="string">
            <text:p>boolean</text:p>
          </table:table-cell>
          <table:table-cell table:number-columns-repeated="3"/>
          <table:table-cell office:value-type="string">
            <text:p>0:管理者でない　1:管理者である</text:p>
          </table:table-cell>
        </table:table-row>
        <table:table-row table:style-name="ro2">
          <table:table-cell table:formula="of:=ROW()-6" office:value-type="float" office:value="10">
            <text:p>10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4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6" office:value-type="float" office:value="11">
            <text:p>11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4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6" office:value-type="float" office:value="12">
            <text:p>12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3">
            <text:p>13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</table:table>
      <table:table table:name="部署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4]" office:value-type="string" office:string-value="部署テーブル">
            <text:p>部署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4]" office:value-type="string" office:string-value="dcbs01">
            <text:p>dcbs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責任者ID</text:p>
          </table:table-cell>
          <table:covered-table-cell/>
          <table:table-cell office:value-type="string" table:number-columns-spanned="2" table:number-rows-spanned="1">
            <text:p>responsible_person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人員テーブルの人員IDと紐づけ</text:p>
          </table:table-cell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部署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1" office:value-type="string">
            <text:p>03.コード設計コード一覧の場所状態参照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11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番号と同じ</text:p>
          </table:table-cell>
        </table:table-row>
        <table:table-row table:style-name="ro2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4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4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9">
            <text:p>9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配備" table:style-name="ta1" table:print="false">
        <table:table-column table:style-name="co3" table:number-columns-repeated="8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5]" office:value-type="string" office:string-value="配備テーブル">
            <text:p>配備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5]" office:value-type="string" office:string-value="dc0001">
            <text:p>dc00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/>
          <table:table-cell office:value-type="string">
            <text:p>praimary</text:p>
          </table:table-cell>
          <table:table-cell office:value-type="string">
            <text:p>外部キー</text:p>
          </table:table-cell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/>
          <table:table-cell office:value-type="string">
            <text:p>praimary</text:p>
          </table:table-cell>
          <table:table-cell office:value-type="string">
            <text:p>外部キー</text:p>
          </table:table-cell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3"/>
          <table:table-cell office:value-type="string">
            <text:p>機能的には不要 デバックで使用の可能性</text:p>
          </table:table-cell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3"/>
          <table:table-cell office:value-type="string">
            <text:p>機能的には不要 デバックで使用の可能性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階層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6]" office:value-type="string" office:string-value="階層テーブル">
            <text:p>階層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6]" office:value-type="string" office:string-value="dacm01">
            <text:p>dacm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下位ID</text:p>
          </table:table-cell>
          <table:covered-table-cell/>
          <table:table-cell office:value-type="string" table:number-columns-spanned="2" table:number-rows-spanned="1">
            <text:p>lower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上位ID</text:p>
          </table:table-cell>
          <table:covered-table-cell/>
          <table:table-cell office:value-type="string" table:number-columns-spanned="2" table:number-rows-spanned="1">
            <text:p>high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3"/>
          <table:table-cell table:number-columns-repeated="3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投影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7]" office:value-type="string" office:string-value="投影テーブル">
            <text:p>投影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7]" office:value-type="string" office:string-value="dcta01">
            <text:p>dcta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投影ID</text:p>
          </table:table-cell>
          <table:covered-table-cell/>
          <table:table-cell office:value-type="string" table:number-columns-spanned="2" table:number-rows-spanned="1">
            <text:p>projection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投影元ID</text:p>
          </table:table-cell>
          <table:covered-table-cell/>
          <table:table-cell office:value-type="string" table:number-columns-spanned="2" table:number-rows-spanned="1">
            <text:p>projection_source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3"/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style-name="ce13"/>
          <table:table-cell table:number-columns-repeated="3"/>
        </table:table-row>
        <table:table-row table:style-name="ro1">
          <table:table-cell table:formula="of:=ROW()-6" office:value-type="float" office:value="5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ログ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8]" office:value-type="string" office:string-value="ログテーブル">
            <text:p>ログ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8]" office:value-type="string" office:string-value="dclg01">
            <text:p>dclg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ログID</text:p>
          </table:table-cell>
          <table:covered-table-cell/>
          <table:table-cell office:value-type="string" table:number-columns-spanned="2" table:number-rows-spanned="1">
            <text:p>log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1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ログ出力日時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類別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アクセスユーザー</text:p>
          </table:table-cell>
          <table:covered-table-cell/>
          <table:table-cell office:value-type="string" table:number-columns-spanned="2" table:number-rows-spanned="1">
            <text:p>user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人員テーブルのメールアドレスと紐づけ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機能</text:p>
          </table:table-cell>
          <table:covered-table-cell/>
          <table:table-cell office:value-type="string" table:number-columns-spanned="2" table:number-rows-spanned="1">
            <text:p>function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プログラムパス</text:p>
          </table:table-cell>
          <table:covered-table-cell/>
          <table:table-cell office:value-type="string" table:number-columns-spanned="2" table:number-rows-spanned="1">
            <text:p>program_pass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ログ</text:p>
          </table:table-cell>
          <table:covered-table-cell/>
          <table:table-cell office:value-type="string" table:number-columns-spanned="2" table:number-rows-spanned="1">
            <text:p>log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table:table-column table:style-name="co3" table:default-cell-style-name="ce16"/>
        <table:table-column table:style-name="co11" table:default-cell-style-name="ce16"/>
        <table:table-column table:style-name="co3" table:default-cell-style-name="ce16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5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5" office:value-type="date" office:date-value="2021-07-20">
            <text:p>7月20日</text:p>
          </table:table-cell>
          <table:table-cell office:value-type="string">
            <text:p>テーブル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5" office:value-type="date" office:date-value="2021-07-21">
            <text:p>7月21日</text:p>
          </table:table-cell>
          <table:table-cell office:value-type="string">
            <text:p>テーブル修正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5" office:value-type="date" office:date-value="2021-07-27">
            <text:p>7月27日</text:p>
          </table:table-cell>
          <table:table-cell office:value-type="string">
            <text:p>テーブル名変更</text:p>
          </table:table-cell>
          <table:table-cell office:value-type="string">
            <text:p>下田</text:p>
          </table:table-cell>
        </table:table-row>
        <table:table-row table:style-name="ro3">
          <table:table-cell/>
          <table:table-cell table:style-name="ce18" office:value-type="string">
            <text:p>一部名称を</text:p>
            <text:p>他の資料の単語と</text:p>
            <text:p>統一</text:p>
          </table:table-cell>
          <table:table-cell/>
        </table:table-row>
        <table:table-row table:style-name="ro2">
          <table:table-cell table:style-name="ce15" office:value-type="date" office:date-value="2021-07-28">
            <text:p>7月28日</text:p>
          </table:table-cell>
          <table:table-cell office:value-type="string">
            <text:p>テーブル名構造変更</text:p>
          </table:table-cell>
          <table:table-cell office:value-type="string">
            <text:p>下田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style-name="ce17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9">2021/07/29</text:date>, <text:time>10:3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7-29T10:32:44.25</dc:date>
    <dc:creator>B-FORME </dc:creator>
    <meta:editing-duration>PT12H28M51S</meta:editing-duration>
    <meta:editing-cycles>88</meta:editing-cycles>
    <meta:generator>OpenOffice/4.1.10$Win32 OpenOffice.org_project/4110m2$Build-9807</meta:generator>
    <meta:document-statistic meta:table-count="8" meta:cell-count="380" meta:object-count="0"/>
  </office:meta>
</office:document-meta>
</file>